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333333" style:font-name="Times New Roman" fo:font-size="12pt" fo:letter-spacing="normal" fo:font-style="normal" style:text-underline-style="none"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y sat in a room. It was just a room. They called it a board room.</text:p>
      <text:p text:style-name="P1"/>
      <text:p text:style-name="P1">There was a box. Just a box. They called it a table. The table was box.</text:p>
      <text:p text:style-name="P1"/>
      <text:p text:style-name="P1">A meeting was called at the box table in the board room.</text:p>
      <text:p text:style-name="P1"/>
      <text:p text:style-name="P1">“We need a new product!” exclaimed the board director angrily, normally a happy, cheerful man. HappyDoodle, he called himself. Mr. HappyDoodle. It wasn't his name, he forgot what that was. He called himself HappyDoodle.</text:p>
      <text:p text:style-name="P1"/>
      <text:p text:style-name="P1">His company was failing. Not a single product they'd released had acquired the target audience's attention. He was angry. They were all flocking to the competition.</text:p>
      <text:p text:style-name="P1"/>
      <text:p text:style-name="P1">“Something original, exciting.”</text:p>
      <text:p text:style-name="P1"/>
      <text:p text:style-name="P1">“We have just the thing sir,” said Eric. HappyDoodle liked that name, Eric. He'd heard it so many times researching his target audience. He liked Eric. Eric was a yes man. Eric always agreed with Mr. HappyDoodle. Eric didn't exist; there was no Eric.</text:p>
      <text:p text:style-name="P1"/>
      <text:p text:style-name="P1">“Shoot. Let's hear it,” said Mr. HappyDoodle, alone, with his box. “Anything to keep this company afloat.”</text:p>
      <text:p text:style-name="P1"/>
      <text:p text:style-name="P1">Eric straightened his tie. Eric wasn't wearing a tie. There was no Eric. “What about... a kid... in a bunny suit.” HappyDoodle stared at Eric. “Really? A kid in a bunny suit? They already have things like men whose face becomes THE MOON, and you want to make a kid... in a bunny suit?”</text:p>
      <text:p text:style-name="P1"/>
      <text:p text:style-name="P1">Eric reminded HappyDoodle of his son, Eric. HappyDoodle liked Eric-son. He was delicious. HappyDoodle never had a son. What he did have, was a sandwich. HappyDoodle loved and cared for that sandwich like his own flesh and tuna, but the sandwich never loved him back. Because it was a sandwich. HappyDoodle never had a sandwich.</text:p>
      <text:p text:style-name="P1"/>
      <text:p text:style-name="P1">Businessman-Eric nervously straightened his non-existent tie again. Eric didn't like disappointing HappyDoodle. HappyDoodle was great. “Um... what, what if the kid... didn't... HAVE a face?”</text:p>
      <text:p text:style-name="P1"/>
      <text:p text:style-name="P1">“BRILLIANT!” HappyDoodle exclaimed, “IS THE FACE THE MOON?” genuinely intrigued.</text:p>
      <text:p text:style-name="P1"/>
      <text:p text:style-name="P1">“Um... no... there... is no face?” squeaked Eric. Eric was scared because he didn't exist.</text:p>
      <text:p text:style-name="P1"/>
      <text:p text:style-name="P1">HappyDoodle slammed his hands on the box that was a table that was a box. The box did not like this, but it stifled it's grievances, because it was a box.</text:p>
      <text:p text:style-name="P1"/>
      <text:p text:style-name="P1">“THAT'S A TERRIBLE IDEA; THEY ALREADY HAVE LIKE A DOZEN OF THOSE,” screamed HappyDoodle, pointing to a sales catalog and a sheaf of papers, both on the center of the table. The table had a center now, because it wasn't a box.</text:p>
      <text:p text:style-name="P1"/>
      <text:p text:style-name="P1">HappyDoodle grabbed a phone and dialed a number. The phone was also named Eric son. There were many Erics. “NINE-THIRTY-THREE,” he screamed into the phone, and slammed it down. It was a smartphone. You don't hang those up that way. HappyDoodle was not smart. He would be charged for the order. HappyDoodle didn't care about money. HappyDoodle cared about sales. HappyDoodle was <text:soft-page-break/>not smart.</text:p>
      <text:p text:style-name="P1"/>
      <text:p text:style-name="P1">24 hours went by, in the boardroom. HappyDoodle had no need for sleep. He pulled a manilla enveloped from his box, crudely labeled “MAILBOXE,” and from that he pulled a role of Duct Tape. HappyDoodle smacked Eric's coffee off of the table. Eric had coffee. Eric liked coffee. Now he did not have coffee. HappyDoodle had robbed him of that joy. He opened the box wide to reveal:</text:p>
      <text:p text:style-name="P1"/>
      <text:p text:style-name="P1">Bruce. Bruce was a good boy. Bruce was the target audience. Or his father was. Or something. Now he was The Mr. HappyDoodle Company's focus tester.</text:p>
      <text:p text:style-name="P1"/>
      <text:p text:style-name="P1">“Eric, this is how bad your bad idea is,” said HappyDoodle, before taping over Bruce's face. HappyDoodle ripped off the tape. Bruce didn't have a face anymore. Bruce was a good focus tester.</text:p>
      <text:p text:style-name="P1"/>
      <text:p text:style-name="P1">HappyDoodle took off his tinted glasses to look Eric in the eyes. Or he would, if Eric had eyes. There was no Eric. HappyDoodle didn't have eyes. “There Eric, you see? Bad. Bad idea. They can make those whenever they want.” HappyDoodle tossed the Duct Tape away. It was useless now. Nobody here had a face.</text:p>
      <text:p text:style-name="P1"/>
      <text:p text:style-name="P1">“Maybe...” Eric started. Poor Eric. Poor, non-existent Eric. He wasn't a free-thinker. Like Dave.</text:p>
      <text:p text:style-name="P1"/>
      <text:p text:style-name="P1">“Eric, I'm sorry, I'm going to have to move on to Dave.” HappyDoodle turned away from the empty chair at the side of his table, to face Dave, at the other empty chair at the side of his table. Box. Box was confused by this. In a previous life, he was an entrepenuer, or maybe he wasn't. Either way, he knew conversing with imaginary people was not the way to run a business, but he knew that nobody would respect his opinions due to the institutional oppression of boxes.</text:p>
      <text:p text:style-name="P1"/>
      <text:p text:style-name="P1">“Dave, speak to me. How can we build on this idea. A faceless boy in a bunny costume.”</text:p>
      <text:p text:style-name="P1"/>
      <text:p text:style-name="P1">HappyDoodle liked Dave. He liked that name. Ran into alot during his research into the target audience. Pretentious prick, Dave. HappyDoodle didn't like Dave. HappyDoodle liked Dave.</text:p>
      <text:p text:style-name="P1"/>
      <text:p text:style-name="P1">“What if the bunny causes cameras and stuff to freak out, like. It turns stuff into, like, other stuff.”</text:p>
      <text:p text:style-name="P1"/>
      <text:p text:style-name="P1">Dave was not one to disappoint. This wasn't Dave. There was no Dave.</text:p>
      <text:p text:style-name="P1"/>
      <text:p text:style-name="P1">“NO, NO, NO. THEY HAVE LOTS OF TOYS THAT DO THAT,” screamed HappyDoodle. Things were not looking well for his company. “Like that skull? With the rotting potatoes skins?” chimed Eric. HappyDoodle respected Eric. There was no Eric. “Yes Eric, like that skull with the potatoes. Dave, you're fired."</text:p>
      <text:p text:style-name="P1"/>
      <text:p text:style-name="P1">“Are we cool ye--?” started Dave. The real Dave was into that sort of thing. We hate that here.</text:p>
      <text:p text:style-name="P1"/>
      <text:p text:style-name="P1">HappyDoodle interrupted Dave, “No Dave, no we are not cool yet, we were never cool yet, we will never BE cool yet, and we will all die not being cool yet. Starting with you.” HappyDoodle screamed into the phone that was named Eric, “ONE-THIRTY-SIX,” and slammed it down in the incorrect manner. 24 hours later, HappyDoodle pulled the naked doll from his MAILBOXE, and threw it at Dave. This was a poor use of a naked doll, but HappyDoodle wanted something to throw.</text:p>
      <text:p text:style-name="P1"/>
      <text:p text:style-name="P1">It bounced off of Dave, causing him to exclaim ouch. It bounced off of him so hard, that it bounced <text:soft-page-break/>backwards, flying straight through Dave. Dave then exploded. The real Dave would not have exploded so easily. Dave sucked.</text:p>
      <text:p text:style-name="P1"/>
      <text:p text:style-name="P1">HappyDoodle picked up the sales catalog that lay placid on the damaged box, and began flipping through it. HappyDoodle believed it to be a sales catalog for the retail store he so desperately wanted to do business with, but it was actually a book on sewing with fine silk, in an antiquated Serbian dialect. He wanted to be in this sales catalog so much. So much.</text:p>
      <text:p text:style-name="P1"/>
      <text:p text:style-name="P1">“Skulls, upon skulls, upon skulls, upon SKULLS. Maybe we SHOULD make them a skull. They do seem to enjoy collecting skulls.”</text:p>
      <text:p text:style-name="P1"/>
      <text:p text:style-name="P1">Eric agreed with that idea. Eric simply wanted to keep the conversation going. Perhaps he knew that he was not real. This was unlikely because he was not real, and could therefore not think. The real Eric could think. The real Eric could think ideas into creation probably. Or not. Maybe he was just a kid with some really cool toys. Or five kids. Five real Erics. Four.</text:p>
      <text:p text:style-name="P1"/>
      <text:p text:style-name="P1">HappyDoodle wondered aloud where he'd get a skull. Eric didn't have a skull. Eric wasn't real. HappyDoodle himself probably wasn't real anymore. Dave responded, “Bruce has a skull. He doesn't really need it, what without a face and all.” In the light of such a brilliant idea, HappyDoodle was willing to ignore that little not-being-exploded thing that Dave was doing.</text:p>
      <text:p text:style-name="P1"/>
      <text:p text:style-name="P1">“Thanks Dave, that's a brilliant idea. Eric, you need to be more like Dave. The real Eric is more like Dave. But the real Dave needs to be more like the fake Eric. I hate you Dave. You and that annoying catch phrase.” Dave high-fived himself. Which can be done when you aren't real. And are also a baked salmon. HappyDoodle was hungry. HungryDoodle didn't food anymore.</text:p>
      <text:p text:style-name="P1"/>
      <text:p text:style-name="P1">&gt; **Note from QSKSw:**</text:p>
      <text:p text:style-name="P1">&gt; I came up with the ending of this tale before I finished writing it.</text:p>
      <text:p text:style-name="P1"/>
      <text:p text:style-name="P1">His name was HappyDoodle. It did not used to be. It probably used to be something more mundane before he lost himself. This week his name was HappyDoodle. Next week, it will be MarshemCartelDork. And then it will be The FakeTapDancery. He would impersonate as many of their “groups of interest” as it took to catch their attention. He would kidnap as many of their loved ones as it took. He would do anything. Maybe he wanted revenge for what they did to him. Did they do something to him? He didn't remember. All Happy-Doodle-Marshem-Cartel-Dork-The-Fake-Tap-Dancery-Shark-Punching-Center-Guy knew was this: That he was natural llamas; not grown by the likes of FEDEX. He wasn't not isn't a hasn't of nobod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fina Vineyard</meta:initial-creator>
    <meta:creation-date>2014-06-16T19:39:56.30</meta:creation-date>
    <meta:generator>OpenOffice/4.0.1$Win32 OpenOffice.org_project/401m5$Build-9714</meta:generator>
    <dc:date>2014-06-23T23:02:48.98</dc:date>
    <dc:creator>Josefina Vineyard</dc:creator>
    <meta:editing-duration>PT5H22M58S</meta:editing-duration>
    <meta:editing-cycles>56</meta:editing-cycles>
    <meta:document-statistic meta:table-count="0" meta:image-count="0" meta:object-count="0" meta:page-count="3" meta:paragraph-count="38" meta:word-count="1453" meta:character-count="8205"/>
  </office:meta>
</office:document-meta>
</file>